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  <style:style style:name="T7" style:family="text">
      <style:text-properties fo:color="#ef2929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2">(base) </text:span><text:span text:style-name="T1">recruit@recruit-ThinkCentre-M73</text:span><text:span text:style-name="T2">:~/workspace/Git Basic Exercises/git-basic-exercises$ cd ../</text:span></text:p>
      <text:p text:style-name="Preformatted_20_Text">(base) <text:span text:style-name="T1">recruit@recruit-ThinkCentre-M73</text:span>:~/workspace/Git <text:span text:style-name="T2">Basic Exercises</text:span>$ git clone https://github.com/Umuzi-org/tech-department.git</text:p>
      <text:p text:style-name="Preformatted_20_Text">Cloning into &amp;apos;tech-department&amp;apos;...</text:p>
      <text:p text:style-name="Preformatted_20_Text">remote: Enumerating objects: 3224, done.</text:p>
      <text:p text:style-name="Preformatted_20_Text">remote: Counting objects: 100% (3224/3224), done.</text:p>
      <text:p text:style-name="Preformatted_20_Text">remote: Compressing objects: 100% (1598/1598), done.</text:p>
      <text:p text:style-name="Preformatted_20_Text">Receiving objects: <text:s text:c="2"/>2% (903/45124), 220.01 KiB | 431.0Receiving objects: <text:s text:c="2"/>3% (1354/45124), 220.01 KiB | 431.Receiving objects: <text:s text:c="2"/>4% (1805/45124), 220.01 KiB | 431.Receiving objects: <text:s text:c="2"/>4% (2011/45124), 1004.01 KiB | 936Receiving objects: <text:s text:c="2"/>5% (2257/45124), 1004.01 KiB | 936Receiving objects: <text:s text:c="2"/>6% (2708/45124), 1004.01 KiB | 936Receiving objects: <text:s text:c="2"/>7% (3159/45124), 1004.01 KiB | 936Receiving objects: <text:s text:c="2"/>8% (3610/45124), 1004.01 KiB | 936Receiving objects: <text:s text:c="2"/>9% (4062/45124), 3.93 MiB | 2.50 MReceiving objects: <text:s text:c="2"/>9% (4105/45124), 6.12 MiB | 2.92 MReceiving objects: <text:s/>10% (4513/45124), 8.32 MiB | 3.21 MReceiving objects: <text:s/>11% (4964/45124), 8.32 MiB | 3.21 MReceiving objects: <text:s/>12% (5415/45124), 8.32 MiB | 3.21 MReceiving objects: <text:s/>13% (5867/45124), 8.32 MiB | 3.21 MReceiving objects: <text:s/>14% (6318/45124), 8.32 MiB | 3.21 MReceiving objects: <text:s/>15% (6769/45124), 8.32 MiB | 3.21 MReceiving objects: <text:s/>15% (6863/45124), 10.14 MiB | 3.18 Receiving objects: <text:s/>16% (7220/45124), 10.14 MiB | 3.18 Receiving objects: <text:s/>17% (7672/45124), 10.14 MiB | 3.18 Receiving objects: <text:s/>18% (8123/45124), 10.14 MiB | 3.18 Receiving objects: <text:s/>19% (8574/45124), 10.14 MiB | 3.18 Receiving objects: <text:s/>20% (9025/45124), 10.14 MiB | 3.18 Receiving objects: <text:s/>21% (9477/45124), 10.14 MiB | 3.18 Receiving objects: <text:s/>22% (9928/45124), 10.14 MiB | 3.18 Receiving objects: <text:s/>23% (10379/45124), 10.14 MiB | 3.18Receiving objects: <text:s/>24% (10830/45124), 10.14 MiB | 3.18Receiving objects: <text:s/>25% (11281/45124), 12.10 MiB | 3.27Receiving objects: <text:s/>26% (11733/45124), 12.10 MiB | 3.27Receiving objects: <text:s/>27% (12184/45124), 12.10 MiB | 3.27Receiving objects: <text:s/>28% (12635/45124), 12.10 MiB | 3.27Receiving objects: <text:s/>29% (13086/45124), 12.10 MiB | 3.27Receiving objects: <text:s/>29% (13415/45124), 12.10 MiB | 3.27Receiving objects: <text:s/>30% (13538/45124), 12.10 MiB | 3.27Receiving objects: <text:s/>31% (13989/45124), 12.10 MiB | 3.27Receiving objects: <text:s/>32% (14440/45124), 12.10 MiB | 3.27Receiving objects: <text:s/>33% (14891/45124), 13.91 MiB | 3.17Receiving objects: <text:s/>34% (15343/45124), 13.91 MiB | 3.17Receiving objects: <text:s/>35% (15794/45124), 13.91 MiB | 3.17Receiving objects: <text:s/>36% (16245/45124), 13.91 MiB | 3.17Receiving objects: <text:s/>37% (16696/45124), 13.91 MiB | 3.17Receiving objects: <text:s/>38% (17148/45124), 13.91 MiB | 3.17Receiving objects: <text:s/>39% (17599/45124), 15.18 MiB | 3.10Receiving objects: <text:s/>39% (17709/45124), 15.18 MiB | 3.10Receiving objects: <text:s/>39% (17910/45124), 16.38 MiB | 3.07Receiving objects: <text:s/>39% (17910/45124), 17.23 MiB | 2.19Receiving objects: <text:s/>39% (17910/45124), 17.82 MiB | 1.53Receiving objects: <text:s/>39% (17910/45124), 18.45 MiB | 955.Receiving objects: <text:s/>39% (17910/45124), 18.98 MiB | 666.Receiving objects: <text:s/>39% (17910/45124), 19.53 MiB | 569.Receiving objects: <text:s/>39% (17910/45124), 20.14 MiB | 555.Receiving objects: <text:s/>39% (17910/45124), 20.39 MiB | 544.Receiving objects: <text:s/>39% (17910/45124), 20.87 MiB | 500.Receiving objects: <text:s/>39% (17910/45124), 21.37 MiB | 489.Receiving objects: <text:s/>39% (17910/45124), 21.81 MiB | 456.Receiving objects: <text:s/>39% (17910/45124), 22.00 MiB | 448.Receiving objects: <text:s/>39% (17910/45124), 22.39 MiB | 410.Receiving objects: <text:s/>39% (18002/45124), 22.57 MiB | 401.Receiving objects: <text:s/>40% (18050/45124), 22.79 MiB | 402.Receiving objects: <text:s/>41% (18501/45124), 22.79 MiB | 402.Receiving objects: <text:s/>42% (18953/45124), 23.01 MiB | 385.Receiving objects: <text:s/>42% (18974/45124), 23.01 MiB | 385.Receiving objects: <text:s/>43% (19404/45124), 23.25 MiB | 382.Receiving objects: <text:s/>44% (19855/45124), 23.48 MiB | 396.Receiving objects: <text:s/>44% (20059/45124), 23.48 MiB | 396.Receiving objects: <text:s/>45% (20306/45124), 23.71 MiB | 389.Receiving objects: <text:s/>46% (20758/45124), 23.93 MiB | 400.Receiving objects: <text:s/>46% (20982/45124), 23.93 MiB | 400.Receiving objects: <text:s/>47% (21209/45124), 23.93 MiB | 400.Receiving objects: <text:s/>48% (21660/45124), 24.17 MiB | 411.Receiving objects: <text:s/>48% (22081/45124), 24.46 MiB | 425.Receiving objects: <text:s/>49% (22111/45124), 24.46 MiB | 425.Receiving objects: <text:s/>50% (22562/45124), 24.46 MiB | 425.Receiving objects: <text:s/>51% (23014/45124), 24.70 MiB | 433.Receiving objects: <text:s/>51% (23242/45124), 24.92 MiB | 439.Receiving objects: <text:s/>52% (23465/45124), 24.92 MiB | 439.Receiving objects: <text:s/>53% (23916/45124), 25.20 MiB | 456.Receiving objects: <text:s/>53% (24253/45124), 25.34 MiB | 437.Receiving objects: <text:s/>54% (24367/45124), 25.34 MiB | 437.Receiving objects: <text:s/>55% <text:soft-page-break/>(24819/45124), 25.34 MiB | 437.Receiving objects: <text:s/>55% (25260/45124), 25.57 MiB | 443.Receiving objects: <text:s/>56% (25270/45124), 25.57 MiB | 443.Receiving objects: <text:s/>56% (25622/45124), 26.32 MiB | 456.Receiving objects: <text:s/>56% (25622/45124), 26.91 MiB | 468.Receiving objects: <text:s/>56% (25622/45124), 27.46 MiB | 481.Receiving objects: <text:s/>56% (25622/45124), 28.00 MiB | 522.Receiving objects: <text:s/>56% (25622/45124), 28.32 MiB | 531.Receiving objects: <text:s/>56% (25622/45124), 28.89 MiB | 552.Receiving objects: <text:s/>56% (25622/45124), 29.57 MiB | 578.Receiving objects: <text:s/>56% (25622/45124), 30.38 MiB | 629.Receiving objects: <text:s/>56% (25622/45124), 31.33 MiB | 723.Receiving objects: <text:s/>56% (25622/45124), 32.42 MiB | 829.Receiving objects: <text:s/>56% (25622/45124), 33.33 MiB | 865.Receiving objects: <text:s/>56% (25679/45124), 33.93 MiB | 918.Receiving objects: <text:s/>57% (25721/45124), 33.93 MiB | 918.Receiving objects: <text:s/>58% (26172/45124), 33.93 MiB | 918.Receiving objects: <text:s/>59% (26624/45124), 34.21 MiB | 916.Receiving objects: <text:s/>60% (27075/45124), 34.21 MiB | 916.Receiving objects: <text:s/>60% (27093/45124), 34.50 MiB | 869.Receiving objects: <text:s/>61% (27526/45124), 34.50 MiB | 869.Receiving objects: <text:s/>62% (27977/45124), 34.75 MiB | 815.Receiving objects: <text:s/>62% (28208/45124), 34.75 MiB | 815.Receiving objects: <text:s/>63% (28429/45124), 35.00 MiB | 764.Receiving objects: <text:s/>64% (28880/45124), 35.24 MiB | 739.Receiving objects: <text:s/>64% (29277/45124), 35.24 MiB | 739.Receiving objects: <text:s/>65% (29331/45124), 35.24 MiB | 739.Receiving objects: <text:s/>66% (29782/45124), 35.52 MiB | 642.Receiving objects: <text:s/>67% (30234/45124), 35.79 MiB | 602.Receiving objects: <text:s/>67% (30539/45124), 35.79 MiB | 602.Receiving objects: <text:s/>68% (30685/45124), 35.79 MiB | 602.Receiving objects: <text:s/>69% (31136/45124), 36.04 MiB | 580.Receiving objects: <text:s/>70% (31587/45124), 36.32 MiB | 504.Receiving objects: <text:s/>70% (31741/45124), 36.32 MiB | 504.Receiving objects: <text:s/>71% (32039/45124), 36.32 MiB | 504.Receiving objects: <text:s/>72% (32490/45124), 36.58 MiB | 501.Receiving objects: <text:s/>73% (32941/45124), 36.85 MiB | 503.Receiving objects: <text:s/>73% (32990/45124), 36.85 MiB | 503.Receiving objects: <text:s/>74% (33392/45124), 36.85 MiB | 503.Receiving objects: <text:s/>75% (33843/45124), 37.13 MiB | 512.Receiving objects: <text:s/>76% (34295/45124), 37.41 MiB | 517.Receiving objects: <text:s/>76% (34407/45124), 37.41 MiB | 517.Receiving objects: <text:s/>77% (34746/45124), 37.41 MiB | 517.Receiving objects: <text:s/>78% (35197/45124), 37.73 MiB | 531.Receiving objects: <text:s/>79% (35648/45124), 37.73 MiB | 531.Receiving objects: <text:s/>79% (35857/45124), 38.03 MiB | 539.Receiving objects: <text:s/>80% (36100/45124), 38.03 MiB | 539.Receiving objects: <text:s/>81% (36551/45124), 38.03 MiB | 539.Receiving objects: <text:s/>82% (37002/45124), 38.39 MiB | 559.Receiving objects: <text:s/>83% (37453/45124), 38.39 MiB | 559.Receiving objects: <text:s/>83% (37896/45124), 38.81 MiB | 590.Receiving objects: <text:s/>84% (37905/45124), 38.81 MiB | 590.Receiving objects: <text:s/>85% (38356/45124), 38.81 MiB | 590.Receiving objects: <text:s/>86% (38807/45124), 38.81 MiB | 590.Receiving objects: <text:s/>87% (39258/45124), 39.25 MiB | 629.Receiving objects: <text:s/>88% (39710/45124), 39.25 MiB | 629.Receiving objects: <text:s/>89% (40161/45124), 39.25 MiB | 629.Receiving objects: <text:s/>89% (40206/45124), 39.25 MiB | 629.Receiving objects: <text:s/>90% (40612/45124), 39.75 MiB | 680.Receiving objects: <text:s/>91% (41063/45124), 40.37 MiB | 751.Receiving objects: <text:s/>91% (41480/45124), 40.37 MiB | 751.Receiving objects: <text:s/>92% (41515/45124), 40.37 MiB | 751.Receiving objects: <text:s/>93% (41966/45124), 40.37 MiB | 751.Receiving objects: <text:s/>94% (42417/45124), 41.03 MiB | 836.Receiving objects: <text:s/>95% (42868/45124), 41.03 MiB | 836.Receiving objects: <text:s/>96% (43320/45124), 41.79 MiB | 944.Receiving objects: <text:s/>97% (43771/45124), 41.79 MiB | 944.Receiving objects: <text:s/>98% (44222/45124), 41.79 MiB | 944.Receiving objects: <text:s/>99% (44673/45124), 41.79 MiB | 944.Receiving objects: <text:s/>99% (44680/45124), 41.79 MiB | 944.remote: Total 45124 (delta 1664), reused 3064 (delta 1540), pack-reused 41900</text:p>
      <text:p text:style-name="Preformatted_20_Text">Receiving objects: 100% (45124/45124), 41.79 MiB | 944.Receiving objects: 100% (45124/45124), 42.58 MiB | 870.00 KiB/s, done.</text:p>
      <text:p text:style-name="Preformatted_20_Text">Resolving deltas: 100% (23934/23934), done.</text:p>
      <text:p text:style-name="Preformatted_20_Text">(base) <text:span text:style-name="T1">recruit@recruit-ThinkCentre-M73</text:span>:<text:span text:style-name="T2">~/workspace/Git Basic Exercises</text:span>$ ls</text:p>
      <text:p text:style-name="Preformatted_20_Text"><text:s/>Branching.odt <text:s text:c="7"/>&amp;apos;More Commits.odt&amp;apos;</text:p>
      <text:p text:style-name="Preformatted_20_Text">&amp;apos;Check this out.odt&amp;apos; <text:s/>&amp;apos;Still on track.odt&amp;apos;</text:p>
      <text:p text:style-name="Preformatted_20_Text"><text:s/><text:span text:style-name="T2">git-basic-exercises</text:span> <text:s text:c="2"/><text:span text:style-name="T2">tech-department</text:span></text:p>
      <text:p text:style-name="Preformatted_20_Text"><text:s/>GitHub.odt <text:s text:c="10"/>&amp;apos;Your Initial Commit.odt&amp;apos;</text:p>
      <text:p text:style-name="Preformatted_20_Text"><text:s/>Merging.odt</text:p>
      <text:p text:style-name="Preformatted_20_Text">(base) <text:span text:style-name="T1">recruit@recruit-ThinkCentre-M73</text:span>:<text:span text:style-name="T2">~/workspace/Git Basic Exercises</text:span>$ cd tech-department</text:p>
      <text:p text:style-name="Preformatted_20_Text">(base) <text:span text:style-name="T1">recruit@recruit-ThinkCentre-M73</text:span>:~/workspace/Git <text:span text:style-name="T2">Basic Exercises/tech-department</text:span>$ git branch</text:p>
      <text:p text:style-name="Preformatted_20_Text"><text:soft-page-break/>* <text:span text:style-name="T4">master</text:span></text:p>
      <text:p text:style-name="Preformatted_20_Text">(base) <text:span text:style-name="T1">recruit@recruit-ThinkCentre-M73</text:span>:~/workspace/Git <text:span text:style-name="T2">Basic Exercises/tech-department</text:span>$ git log</text:p>
      <text:p text:style-name="Preformatted_20_Text"><text:span text:style-name="T5">commit 412b21975971a2a134306d0b58c432d8f1059095 (</text:span><text:span text:style-name="T6">HEAD -&gt; </text:span><text:span text:style-name="T1">master</text:span><text:span text:style-name="T5">, </text:span><text:span text:style-name="T7">origin/master</text:span><text:span text:style-name="T5">, </text:span><text:span text:style-name="T7">origin/HEAD</text:span><text:span text:style-name="T5">)</text:span></text:p>
      <text:p text:style-name="Preformatted_20_Text">Author: Sheena O&amp;apos;Connell &lt;sheena.oconnell@gmail.com&gt;</text:p>
      <text:p text:style-name="Preformatted_20_Text">Date: <text:s text:c="2"/>Sat Jan 18 13:56:47 2020 +0200</text:p>
      <text:p text:style-name="Preformatted_20_Text"/>
      <text:p text:style-name="Preformatted_20_Text"><text:s text:c="4"/>deploy</text:p>
      <text:p text:style-name="Preformatted_20_Text"/>
      <text:p text:style-name="P2">commit b13e22c05ed0dd703165e91b27b1fd81d58700d4</text:p>
      <text:p text:style-name="Preformatted_20_Text">Author: Sheena O&amp;apos;Connell &lt;sheena.oconnell@gmail.com&gt;</text:p>
      <text:p text:style-name="Preformatted_20_Text">Date: <text:s text:c="2"/>Sat Jan 18 13:56:41 2020 +0200</text:p>
      <text:p text:style-name="Preformatted_20_Text"/>
      <text:p text:style-name="Preformatted_20_Text"><text:s text:c="4"/>fixed Kii&amp;apos;s screw up</text:p>
      <text:p text:style-name="Preformatted_20_Text"/>
      <text:p text:style-name="P2">commit fe2c714097ea94e33d9adb68ed8798a1e1f2a9a5</text:p>
      <text:p text:style-name="Preformatted_20_Text">Merge: 25a13d48 e5915653</text:p>
      <text:p text:style-name="Preformatted_20_Text">Author: Sheena O&amp;apos;Connell &lt;sheena.oconnell@gmail.com&gt;</text:p>
      <text:p text:style-name="Preformatted_20_Text">Date: <text:s text:c="2"/>Sat Jan 18 13:50:00 2020 +0200</text:p>
      <text:p text:style-name="Preformatted_20_Text"/>
      <text:p text:style-name="Preformatted_20_Text"><text:s text:c="4"/>deploy</text:p>
      <text:p text:style-name="Preformatted_20_Text"/>
      <text:p text:style-name="P2">commit 25a13d48ec5db81f4de6572d82258776a6bfa132</text:p>
      <text:p text:style-name="Preformatted_20_Text">Author: Sheena O&amp;apos;Connell &lt;sheena.oconnell@gmail.com&gt;</text:p>
      <text:p text:style-name="Preformatted_20_Text">Date: <text:s text:c="2"/>Sat Jan 18 13:46:24 2020 +0200</text:p>
      <text:p text:style-name="Preformatted_20_Text"/>
      <text:p text:style-name="Preformatted_20_Text"><text:s text:c="4"/>deploy</text:p>
      <text:p text:style-name="Preformatted_20_Text"/>
      <text:p text:style-name="P2">commit 409d01ca6129b3afc2698d7d464c7ff176e25c82</text:p>
      <text:p text:style-name="Preformatted_20_Text">Author: Sheena O&amp;apos;Connell &lt;sheena.oconnell@gmail.com&gt;</text:p>
      <text:p text:style-name="Preformatted_20_Text">Date: <text:s text:c="2"/>Sat Jan 18 11:04:34 2020 +0200</text:p>
      <text:p text:style-name="Preformatted_20_Text"/>
      <text:p text:style-name="Preformatted_20_Text"><text:s text:c="4"/>deploy</text:p>
      <text:p text:style-name="Preformatted_20_Text"/>
      <text:p text:style-name="P2">commit e5915653a9a1e49e376f1e0f0c17bd3af6ef2b02</text:p>
      <text:p text:style-name="Preformatted_20_Text">Merge: e3e170d0 63f894d3</text:p>
      <text:p text:style-name="Preformatted_20_Text">Author: sheenarbw &lt;sheena.oconnell@gmail.com&gt;</text:p>
      <text:p text:style-name="Preformatted_20_Text">Date: <text:s text:c="2"/>Sat Jan 18 11:04:12 2020 +0200</text:p>
      <text:p text:style-name="Preformatted_20_Text"/>
      <text:p text:style-name="Preformatted_20_Text">(base) <text:span text:style-name="T1">recruit@recruit-ThinkCentre-M73</text:span>:~/workspace/Git <text:span text:style-name="T2">Basic Exercises/tech-department</text:span>$ git branch -a</text:p>
      <text:p text:style-name="Preformatted_20_Text">* <text:span text:style-name="T4">master</text:span></text:p>
      <text:p text:style-name="Preformatted_20_Text"><text:s text:c="2"/><text:span text:style-name="T3">remotes/origin/Animals2</text:span></text:p>
      <text:p text:style-name="Preformatted_20_Text"><text:s text:c="2"/><text:span text:style-name="T3">remotes/origin/Big_O</text:span></text:p>
      <text:p text:style-name="Preformatted_20_Text"><text:s text:c="2"/><text:span text:style-name="T3">remotes/origin/HEAD</text:span> -&gt; origin/master</text:p>
      <text:p text:style-name="Preformatted_20_Text"><text:s text:c="2"/><text:span text:style-name="T3">remotes/origin/LinuxChallengeUpdate</text:span></text:p>
      <text:p text:style-name="Preformatted_20_Text"><text:s text:c="2"/><text:span text:style-name="T3">remotes/origin/RuddyN-patch-1</text:span></text:p>
      <text:p text:style-name="Preformatted_20_Text"><text:s text:c="2"/><text:span text:style-name="T3">remotes/origin/SQL_updates</text:span></text:p>
      <text:p text:style-name="Preformatted_20_Text"><text:s text:c="2"/><text:span text:style-name="T3">remotes/origin/Sbuda32-patch-1</text:span></text:p>
      <text:p text:style-name="Preformatted_20_Text"><text:s text:c="2"/><text:span text:style-name="T3">remotes/origin/add-intro-reactjs</text:span></text:p>
      <text:p text:style-name="Preformatted_20_Text"><text:s text:c="2"/><text:span text:style-name="T3">remotes/origin/add-js-resources</text:span></text:p>
      <text:p text:style-name="Preformatted_20_Text"><text:s text:c="2"/><text:span text:style-name="T3">remotes/origin/add-link-to-syllabus</text:span></text:p>
      <text:p text:style-name="Preformatted_20_Text"><text:s text:c="2"/><text:span text:style-name="T3">remotes/origin/add-topic-dotenv</text:span></text:p>
      <text:p text:style-name="Preformatted_20_Text"><text:s text:c="2"/><text:span text:style-name="T3">remotes/origin/addCheatSheet</text:span></text:p>
      <text:p text:style-name="Preformatted_20_Text"><text:s text:c="2"/><text:span text:style-name="T3">remotes/origin/c17-plan</text:span></text:p>
      <text:p text:style-name="Preformatted_20_Text"><text:s text:c="2"/><text:span text:style-name="T3">remotes/origin/clean-code-java</text:span></text:p>
      <text:p text:style-name="Preformatted_20_Text"><text:s text:c="2"/><text:span text:style-name="T3">remotes/origin/clean-code-java-two</text:span></text:p>
      <text:p text:style-name="Preformatted_20_Text"><text:s text:c="2"/><text:span text:style-name="T3">remotes/origin/clean-code/python</text:span></text:p>
      <text:p text:style-name="Preformatted_20_Text"><text:s text:c="2"/><text:span text:style-name="T3">remotes/origin/clean-up-topic</text:span></text:p>
      <text:p text:style-name="Preformatted_20_Text"><text:s text:c="2"/><text:span text:style-name="T3">remotes/origin/clean-up-version-control-page</text:span></text:p>
      <text:p text:style-name="Preformatted_20_Text"><text:s text:c="2"/><text:span text:style-name="T3">remotes/origin/clean_code/python</text:span></text:p>
      <text:p text:style-name="Preformatted_20_Text"><text:s text:c="2"/><text:span text:style-name="T3">remotes/origin/coding_horrors_TDD_pitfalls</text:span></text:p>
      <text:p text:style-name="Preformatted_20_Text"><text:s text:c="2"/><text:span text:style-name="T3">remotes/origin/cohort-leader-sheet</text:span></text:p>
      <text:p text:style-name="Preformatted_20_Text"><text:soft-page-break/><text:s text:c="2"/><text:span text:style-name="T3">remotes/origin/content-rating</text:span></text:p>
      <text:p text:style-name="Preformatted_20_Text"><text:s text:c="2"/><text:span text:style-name="T3">remotes/origin/create/agile_and_scrum_topic</text:span></text:p>
      <text:p text:style-name="Preformatted_20_Text"><text:s text:c="2"/><text:span text:style-name="T3">remotes/origin/create/expressjs-exercise</text:span></text:p>
      <text:p text:style-name="Preformatted_20_Text"><text:s text:c="2"/><text:span text:style-name="T3">remotes/origin/create/team_onboarding</text:span></text:p>
      <text:p text:style-name="Preformatted_20_Text"><text:s text:c="2"/><text:span text:style-name="T3">remotes/origin/data-structure-project</text:span></text:p>
      <text:p text:style-name="Preformatted_20_Text"><text:s text:c="2"/><text:span text:style-name="T3">remotes/origin/data_ethics_workshop</text:span></text:p>
      <text:p text:style-name="Preformatted_20_Text"><text:s text:c="2"/><text:span text:style-name="T3">remotes/origin/data_science_namechange</text:span></text:p>
      <text:p text:style-name="Preformatted_20_Text"><text:s text:c="2"/><text:span text:style-name="T3">remotes/origin/data_validation_python</text:span></text:p>
      <text:p text:style-name="Preformatted_20_Text"><text:s text:c="2"/><text:span text:style-name="T3">remotes/origin/data_wrangling_alternative</text:span></text:p>
      <text:p text:style-name="Preformatted_20_Text"><text:s text:c="2"/><text:span text:style-name="T3">remotes/origin/data_wrangling_simplify</text:span></text:p>
      <text:p text:style-name="Preformatted_20_Text"><text:s text:c="2"/><text:span text:style-name="T3">remotes/origin/database_intro</text:span></text:p>
      <text:p text:style-name="Preformatted_20_Text"><text:s text:c="2"/><text:span text:style-name="T3">remotes/origin/dataviz</text:span></text:p>
      <text:p text:style-name="Preformatted_20_Text"><text:s text:c="2"/><text:span text:style-name="T3">remotes/origin/delete_this_branch</text:span></text:p>
      <text:p text:style-name="Preformatted_20_Text"><text:s text:c="2"/><text:span text:style-name="T3">remotes/origin/dibwe_suggestions</text:span></text:p>
      <text:p text:style-name="Preformatted_20_Text"><text:s text:c="2"/>remotes/origin/ds/add-assertive-coding-to-week-by-wee(base) <text:span text:style-name="T1">recruit@recruit-ThinkCentre-M73</text:span>:~/workspace/Git <text:span text:style-name="T2">Basic Exercises/tech-department</text:span>$ git checkout project/git-basic-exercises</text:p>
      <text:p text:style-name="Preformatted_20_Text">error: pathspec &amp;apos;project/git-basic-exercises&amp;apos; did not match any file(s) known to git.</text:p>
      <text:p text:style-name="Preformatted_20_Text">(base) <text:span text:style-name="T1">recruit@recruit-ThinkCentre-M73</text:span>:~/workspace/Git <text:span text:style-name="T2">Basic Exercises/tech-department</text:span>$ git checkout recruit/git-basic-exercises</text:p>
      <text:p text:style-name="Preformatted_20_Text">error: pathspec &amp;apos;recruit/git-basic-exercises&amp;apos; did not match any file(s) known to git.</text:p>
      <text:p text:style-name="Preformatted_20_Text">(base) <text:span text:style-name="T1">recruit@recruit-ThinkCentre-M73</text:span>:~/workspace/Git <text:span text:style-name="T2">Basic Exercises/tech-department</text:span>$ git checkout Khwathisi/git-basic-exercises</text:p>
      <text:p text:style-name="Preformatted_20_Text">error: pathspec &amp;apos;Khwathisi/git-basic-exercises&amp;apos; did not match any file(s) known to git.</text:p>
      <text:p text:style-name="Preformatted_20_Text">(base) <text:span text:style-name="T1">recruit@recruit-ThinkCentre-M73</text:span>:~/workspace/Git <text:span text:style-name="T2">Basic Exercises/tech-department</text:span>$ git checkout khwathisi/git-basic-exercises</text:p>
      <text:p text:style-name="Preformatted_20_Text">error: pathspec &amp;apos;khwathisi/git-basic-exercises&amp;apos; did not match any file(s) known to git.</text:p>
      <text:p text:style-name="Preformatted_20_Text">(base) <text:span text:style-name="T1">recruit@recruit-ThinkCentre-M73</text:span>:~/workspace/Git <text:span text:style-name="T2">Basic Exercises/tech-department</text:span>$ git branch -a</text:p>
      <text:p text:style-name="Preformatted_20_Text">* <text:span text:style-name="T4">master</text:span></text:p>
      <text:p text:style-name="Preformatted_20_Text"><text:s text:c="2"/><text:span text:style-name="T3">remotes/origin/Animals2</text:span></text:p>
      <text:p text:style-name="Preformatted_20_Text"><text:s text:c="2"/><text:span text:style-name="T3">remotes/origin/Big_O</text:span></text:p>
      <text:p text:style-name="Preformatted_20_Text"><text:s text:c="2"/><text:span text:style-name="T3">remotes/origin/HEAD</text:span> -&gt; origin/master</text:p>
      <text:p text:style-name="Preformatted_20_Text"><text:s text:c="2"/><text:span text:style-name="T3">remotes/origin/LinuxChallengeUpdate</text:span></text:p>
      <text:p text:style-name="Preformatted_20_Text"><text:s text:c="2"/><text:span text:style-name="T3">remotes/origin/RuddyN-patch-1</text:span></text:p>
      <text:p text:style-name="Preformatted_20_Text"><text:s text:c="2"/><text:span text:style-name="T3">remotes/origin/SQL_updates</text:span></text:p>
      <text:p text:style-name="Preformatted_20_Text"><text:s text:c="2"/><text:span text:style-name="T3">remotes/origin/Sbuda32-patch-1</text:span></text:p>
      <text:p text:style-name="Preformatted_20_Text"><text:s text:c="2"/><text:span text:style-name="T3">remotes/origin/add-intro-reactjs</text:span></text:p>
      <text:p text:style-name="Preformatted_20_Text"><text:s text:c="2"/><text:span text:style-name="T3">remotes/origin/add-js-resources</text:span></text:p>
      <text:p text:style-name="Preformatted_20_Text"><text:s text:c="2"/><text:span text:style-name="T3">remotes/origin/add-link-to-syllabus</text:span></text:p>
      <text:p text:style-name="Preformatted_20_Text"><text:s text:c="2"/><text:span text:style-name="T3">remotes/origin/add-topic-dotenv</text:span></text:p>
      <text:p text:style-name="Preformatted_20_Text"><text:s text:c="2"/><text:span text:style-name="T3">remotes/origin/addCheatSheet</text:span></text:p>
      <text:p text:style-name="Preformatted_20_Text"><text:s text:c="2"/><text:span text:style-name="T3">remotes/origin/c17-plan</text:span></text:p>
      <text:p text:style-name="Preformatted_20_Text"><text:s text:c="2"/><text:span text:style-name="T3">remotes/origin/clean-code-java</text:span></text:p>
      <text:p text:style-name="Preformatted_20_Text"><text:s text:c="2"/><text:span text:style-name="T3">remotes/origin/clean-code-java-two</text:span></text:p>
      <text:p text:style-name="Preformatted_20_Text"><text:s text:c="2"/><text:span text:style-name="T3">remotes/origin/clean-code/python</text:span></text:p>
      <text:p text:style-name="Preformatted_20_Text"><text:s text:c="2"/><text:span text:style-name="T3">remotes/origin/clean-up-topic</text:span></text:p>
      <text:p text:style-name="Preformatted_20_Text"><text:s text:c="2"/><text:span text:style-name="T3">remotes/origin/clean-up-version-control-page</text:span></text:p>
      <text:p text:style-name="Preformatted_20_Text"><text:s text:c="2"/><text:span text:style-name="T3">remotes/origin/clean_code/python</text:span></text:p>
      <text:p text:style-name="Preformatted_20_Text"><text:s text:c="2"/><text:span text:style-name="T3">remotes/origin/coding_horrors_TDD_pitfalls</text:span></text:p>
      <text:p text:style-name="Preformatted_20_Text"><text:s text:c="2"/><text:span text:style-name="T3">remotes/origin/cohort-leader-sheet</text:span></text:p>
      <text:p text:style-name="Preformatted_20_Text"><text:s text:c="2"/><text:span text:style-name="T3">remotes/origin/content-rating</text:span></text:p>
      <text:p text:style-name="Preformatted_20_Text"><text:s text:c="2"/><text:span text:style-name="T3">remotes/origin/create/agile_and_scrum_topic</text:span></text:p>
      <text:p text:style-name="Preformatted_20_Text"><text:s text:c="2"/><text:span text:style-name="T3">remotes/origin/create/expressjs-exercise</text:span></text:p>
      <text:p text:style-name="Preformatted_20_Text"><text:s text:c="2"/><text:span text:style-name="T3">remotes/origin/create/team_onboarding</text:span></text:p>
      <text:p text:style-name="Preformatted_20_Text"><text:s text:c="2"/><text:span text:style-name="T3">remotes/origin/data-structure-project</text:span></text:p>
      <text:p text:style-name="Preformatted_20_Text"><text:s text:c="2"/><text:span text:style-name="T3">remotes/origin/data_ethics_workshop</text:span></text:p>
      <text:p text:style-name="Preformatted_20_Text"><text:s text:c="2"/><text:span text:style-name="T3">remotes/origin/data_science_namechange</text:span></text:p>
      <text:p text:style-name="Preformatted_20_Text"><text:s text:c="2"/><text:span text:style-name="T3">remotes/origin/data_validation_python</text:span></text:p>
      <text:p text:style-name="Preformatted_20_Text"><text:s text:c="2"/><text:span text:style-name="T3">remotes/origin/data_wrangling_alternative</text:span></text:p>
      <text:p text:style-name="Preformatted_20_Text"><text:soft-page-break/><text:s text:c="2"/><text:span text:style-name="T3">remotes/origin/data_wrangling_simplify</text:span></text:p>
      <text:p text:style-name="Preformatted_20_Text"><text:s text:c="2"/><text:span text:style-name="T3">remotes/origin/database_intro</text:span></text:p>
      <text:p text:style-name="Preformatted_20_Text"><text:s text:c="2"/><text:span text:style-name="T3">remotes/origin/dataviz</text:span></text:p>
      <text:p text:style-name="Preformatted_20_Text"><text:s text:c="2"/><text:span text:style-name="T3">remotes/origin/delete_this_branch</text:span></text:p>
      <text:p text:style-name="Preformatted_20_Text"><text:s text:c="2"/><text:span text:style-name="T3">remotes/origin/dibwe_suggestions</text:span></text:p>
      <text:p text:style-name="Preformatted_20_Text"><text:s text:c="2"/>remotes/origin/ds/add-assertive-coding-to-week-by-wee(base) <text:span text:style-name="T1">recruit@recruit-ThinkCentre-M73</text:span>:~/workspace/Git <text:span text:style-name="T2">Basic Exercises/tech-department</text:span>$ git branch -a</text:p>
      <text:p text:style-name="Preformatted_20_Text">* <text:span text:style-name="T4">master</text:span></text:p>
      <text:p text:style-name="Preformatted_20_Text"><text:s text:c="2"/><text:span text:style-name="T3">remotes/origin/Animals2</text:span></text:p>
      <text:p text:style-name="Preformatted_20_Text"><text:s text:c="2"/><text:span text:style-name="T3">remotes/origin/Big_O</text:span></text:p>
      <text:p text:style-name="Preformatted_20_Text"><text:s text:c="2"/><text:span text:style-name="T3">remotes/origin/HEAD</text:span> -&gt; origin/master</text:p>
      <text:p text:style-name="Preformatted_20_Text"><text:s text:c="2"/><text:span text:style-name="T3">remotes/origin/LinuxChallengeUpdate</text:span></text:p>
      <text:p text:style-name="Preformatted_20_Text"><text:s text:c="2"/><text:span text:style-name="T3">remotes/origin/RuddyN-patch-1</text:span></text:p>
      <text:p text:style-name="Preformatted_20_Text"><text:s text:c="2"/><text:span text:style-name="T3">remotes/origin/SQL_updates</text:span></text:p>
      <text:p text:style-name="Preformatted_20_Text"><text:s text:c="2"/><text:span text:style-name="T3">remotes/origin/Sbuda32-patch-1</text:span></text:p>
      <text:p text:style-name="Preformatted_20_Text"><text:s text:c="2"/><text:span text:style-name="T3">remotes/origin/add-intro-reactjs</text:span></text:p>
      <text:p text:style-name="Preformatted_20_Text"><text:s text:c="2"/><text:span text:style-name="T3">remotes/origin/add-js-resources</text:span></text:p>
      <text:p text:style-name="Preformatted_20_Text"><text:s text:c="2"/><text:span text:style-name="T3">remotes/origin/add-link-to-syllabus</text:span></text:p>
      <text:p text:style-name="Preformatted_20_Text"><text:s text:c="2"/><text:span text:style-name="T3">remotes/origin/add-topic-dotenv</text:span></text:p>
      <text:p text:style-name="Preformatted_20_Text"><text:s text:c="2"/><text:span text:style-name="T3">remotes/origin/addCheatSheet</text:span></text:p>
      <text:p text:style-name="Preformatted_20_Text"><text:s text:c="2"/><text:span text:style-name="T3">remotes/origin/c17-plan</text:span></text:p>
      <text:p text:style-name="Preformatted_20_Text"><text:s text:c="2"/><text:span text:style-name="T3">remotes/origin/clean-code-java</text:span></text:p>
      <text:p text:style-name="Preformatted_20_Text"><text:s text:c="2"/><text:span text:style-name="T3">remotes/origin/clean-code-java-two</text:span></text:p>
      <text:p text:style-name="Preformatted_20_Text"><text:s text:c="2"/><text:span text:style-name="T3">remotes/origin/clean-code/python</text:span></text:p>
      <text:p text:style-name="Preformatted_20_Text"><text:s text:c="2"/><text:span text:style-name="T3">remotes/origin/clean-up-topic</text:span></text:p>
      <text:p text:style-name="Preformatted_20_Text"><text:s text:c="2"/><text:span text:style-name="T3">remotes/origin/clean-up-version-control-page</text:span></text:p>
      <text:p text:style-name="Preformatted_20_Text"><text:s text:c="2"/><text:span text:style-name="T3">remotes/origin/clean_code/python</text:span></text:p>
      <text:p text:style-name="Preformatted_20_Text"><text:s text:c="2"/><text:span text:style-name="T3">remotes/origin/coding_horrors_TDD_pitfalls</text:span></text:p>
      <text:p text:style-name="Preformatted_20_Text"><text:s text:c="2"/><text:span text:style-name="T3">remotes/origin/cohort-leader-sheet</text:span></text:p>
      <text:p text:style-name="Preformatted_20_Text"><text:s text:c="2"/><text:span text:style-name="T3">remotes/origin/content-rating</text:span></text:p>
      <text:p text:style-name="Preformatted_20_Text"><text:s text:c="2"/><text:span text:style-name="T3">remotes/origin/create/agile_and_scrum_topic</text:span></text:p>
      <text:p text:style-name="Preformatted_20_Text"><text:s text:c="2"/><text:span text:style-name="T3">remotes/origin/create/expressjs-exercise</text:span></text:p>
      <text:p text:style-name="Preformatted_20_Text"><text:s text:c="2"/><text:span text:style-name="T3">remotes/origin/create/team_onboarding</text:span></text:p>
      <text:p text:style-name="Preformatted_20_Text"><text:s text:c="2"/><text:span text:style-name="T3">remotes/origin/data-structure-project</text:span></text:p>
      <text:p text:style-name="Preformatted_20_Text"><text:s text:c="2"/><text:span text:style-name="T3">remotes/origin/data_ethics_workshop</text:span></text:p>
      <text:p text:style-name="Preformatted_20_Text"><text:s text:c="2"/><text:span text:style-name="T3">remotes/origin/data_science_namechange</text:span></text:p>
      <text:p text:style-name="Preformatted_20_Text"><text:s text:c="2"/><text:span text:style-name="T3">remotes/origin/data_validation_python</text:span></text:p>
      <text:p text:style-name="Preformatted_20_Text"><text:s text:c="2"/><text:span text:style-name="T3">remotes/origin/data_wrangling_alternative</text:span></text:p>
      <text:p text:style-name="Preformatted_20_Text"><text:s text:c="2"/><text:span text:style-name="T3">remotes/origin/data_wrangling_simplify</text:span></text:p>
      <text:p text:style-name="Preformatted_20_Text"><text:s text:c="2"/><text:span text:style-name="T3">remotes/origin/database_intro</text:span></text:p>
      <text:p text:style-name="Preformatted_20_Text"><text:s text:c="2"/><text:span text:style-name="T3">remotes/origin/dataviz</text:span></text:p>
      <text:p text:style-name="Preformatted_20_Text"><text:s text:c="2"/><text:span text:style-name="T3">remotes/origin/delete_this_branch</text:span></text:p>
      <text:p text:style-name="Preformatted_20_Text"><text:s text:c="2"/><text:span text:style-name="T3">remotes/origin/dibwe_suggestions</text:span></text:p>
      <text:p text:style-name="Preformatted_20_Text"><text:s text:c="2"/>remotes/origin/ds/add-assertive-coding-to-week-by-wee(base) <text:span text:style-name="T1">recruit@recruit-ThinkCentre-M73</text:span>:<text:span text:style-name="T2">~/workspace/Git Basic Exercises/tech-department</text:span>$ </text:p>
      <text:p text:style-name="Preformatted_20_Text">(base) <text:span text:style-name="T1">recruit@recruit-ThinkCentre-M73</text:span>:<text:span text:style-name="T2">~/workspace/Git Basic Exercises/tech-department</text:span>$ cd ..\</text:p>
      <text:p text:style-name="Preformatted_20_Text">&gt; </text:p>
      <text:p text:style-name="Preformatted_20_Text">(base) <text:span text:style-name="T1">recruit@recruit-ThinkCentre-M73</text:span>:<text:span text:style-name="T2">~/workspace/Git Basic Exercises</text:span>$ git log</text:p>
      <text:p text:style-name="Preformatted_20_Text">fatal: not a git repository (or any of the parent directories): .git</text:p>
      <text:p text:style-name="Preformatted_20_Text">(base) <text:span text:style-name="T1">recruit@recruit-ThinkCentre-M73</text:span>:<text:span text:style-name="T2">~/workspace/Git Basic Exercises</text:span>$ git branch</text:p>
      <text:p text:style-name="Preformatted_20_Text">fatal: not a git repository (or any of the parent directories): .git</text:p>
      <text:p text:style-name="Preformatted_20_Text">(base) <text:span text:style-name="T1">recruit@recruit-ThinkCentre-M73</text:span>:<text:span text:style-name="T2">~/workspace/Git Basic Exercises</text:span>$ git branch *</text:p>
      <text:p text:style-name="Preformatted_20_Text">fatal: not a git repository (or any of the parent directories): .git</text:p>
      <text:p text:style-name="Preformatted_20_Text">(base) <text:span text:style-name="T1">recruit@recruit-ThinkCentre-M73</text:span>:<text:span text:style-name="T2">~/workspace/Git Basic Exercises</text:span>$ git branch -a</text:p>
      <text:p text:style-name="Preformatted_20_Text">fatal: not a git repository (or any of the parent directories): .git</text:p>
      <text:p text:style-name="Preformatted_20_Text">(base) <text:span text:style-name="T1">recruit@recruit-ThinkCentre-M73</text:span>:<text:span text:style-name="T2">~/workspace/Git Basic Exercises</text:span>$ git branch -a</text:p>
      <text:p text:style-name="Preformatted_20_Text">fatal: not a git repository (or any of the parent directories): .git</text:p>
      <text:p text:style-name="Preformatted_20_Text">(base) <text:span text:style-name="T1">recruit@recruit-ThinkCentre-M73</text:span>:<text:span text:style-name="T2">~/workspace/Git Basic Exercises</text:span>$ la</text:p>
      <text:p text:style-name="Preformatted_20_Text"><text:s/>Branching.odt <text:s text:c="8"/>Merging.odt</text:p>
      <text:p text:style-name="Preformatted_20_Text"><text:soft-page-break/>&amp;apos;Check this out.odt&amp;apos; <text:s/>&amp;apos;More Commits.odt&amp;apos;</text:p>
      <text:p text:style-name="Preformatted_20_Text"><text:s/><text:span text:style-name="T2">git-basic-exercises</text:span> <text:s/>&amp;apos;Still on track.odt&amp;apos;</text:p>
      <text:p text:style-name="Preformatted_20_Text"><text:s/>GitHub.odt <text:s text:c="11"/><text:span text:style-name="T2">tech-department</text:span></text:p>
      <text:p text:style-name="Preformatted_20_Text"><text:s/>.~lock.GitHub.odt# <text:s text:c="2"/>&amp;apos;Your Initial Commit.odt&amp;apos;</text:p>
      <text:p text:style-name="Preformatted_20_Text">(base) <text:span text:style-name="T1">recruit@recruit-ThinkCentre-M73</text:span>:<text:span text:style-name="T2">~/workspace/Git Basic Exercises</text:span>$ cd tech-department</text:p>
      <text:p text:style-name="Preformatted_20_Text">(base) <text:span text:style-name="T1">recruit@recruit-ThinkCentre-M73</text:span>:<text:span text:style-name="T2">~/workspace/Git Basic Exercises/tech-department</text:span>$ ls</text:p>
      <text:p text:style-name="Preformatted_20_Text"><text:span text:style-name="T2">archetypes</text:span> <text:s text:c="13"/>java-temp-notes.md</text:p>
      <text:p text:style-name="Preformatted_20_Text"><text:span text:style-name="T1">check-missing-links.sh</text:span> <text:s/><text:span text:style-name="T2">layouts</text:span></text:p>
      <text:p text:style-name="Preformatted_20_Text">config.toml <text:s text:c="12"/>LICENSE.md</text:p>
      <text:p text:style-name="Preformatted_20_Text"><text:span text:style-name="T2">content</text:span> <text:s text:c="16"/>lint.py</text:p>
      <text:p text:style-name="Preformatted_20_Text"><text:span text:style-name="T1">deploy.sh</text:span> <text:s text:c="14"/>README.md</text:p>
      <text:p text:style-name="Preformatted_20_Text"><text:span text:style-name="T2">depricated</text:span> <text:s text:c="13"/>README.md.bak</text:p>
      <text:p text:style-name="Preformatted_20_Text"><text:span text:style-name="T2">docs</text:span> <text:s text:c="19"/>requirements.txt</text:p>
      <text:p text:style-name="Preformatted_20_Text"><text:span text:style-name="T2">drafts</text:span> <text:s text:c="17"/><text:span text:style-name="T2">static</text:span></text:p>
      <text:p text:style-name="Preformatted_20_Text"><text:span text:style-name="T1">install_hugo.sh</text:span> <text:s text:c="8"/><text:span text:style-name="T2">themes</text:span></text:p>
      <text:p text:style-name="Preformatted_20_Text">(base) <text:span text:style-name="T1">recruit@recruit-ThinkCentre-M73</text:span>:<text:span text:style-name="T2">~/workspace/Git Basic Exercises/tech-department</text:span>$ git branch</text:p>
      <text:p text:style-name="Preformatted_20_Text">* <text:span text:style-name="T4">master</text:span></text:p>
      <text:p text:style-name="Preformatted_20_Text">(base) <text:span text:style-name="T1">recruit@recruit-ThinkCentre-M73</text:span>:<text:span text:style-name="T2">~/workspace/Git Basic Exercises/tech-department</text:span>$ git checkout project/git-basic-exercises</text:p>
      <text:p text:style-name="Preformatted_20_Text">error: pathspec &amp;apos;project/git-basic-exercises&amp;apos; did not match any file(s) known to git.</text:p>
      <text:p text:style-name="Preformatted_20_Text">(base) <text:span text:style-name="T1">recruit@recruit-ThinkCentre-M73</text:span>:<text:span text:style-name="T2">~/workspace/Git Basic Exercises/tech-department</text:span>$ git checkout khwathisi/git-basic-exercises</text:p>
      <text:p text:style-name="Preformatted_20_Text">error: pathspec &amp;apos;khwathisi/git-basic-exercises&amp;apos; did not match any file(s) known to git.</text:p>
      <text:p text:style-name="Preformatted_20_Text">(base) <text:span text:style-name="T1">recruit@recruit-ThinkCentre-M73</text:span>:<text:span text:style-name="T2">~/workspace/Git Basic Exercises/tech-department</text:span>$ cd ..\</text:p>
      <text:p text:style-name="Preformatted_20_Text">&gt; </text:p>
      <text:p text:style-name="Preformatted_20_Text">(base) <text:span text:style-name="T1">recruit@recruit-ThinkCentre-M73</text:span>:<text:span text:style-name="T2">~/workspace/Git Basic Exercises</text:span>$ ls</text:p>
      <text:p text:style-name="Preformatted_20_Text"><text:s/>Branching.odt <text:s text:c="7"/>&amp;apos;More Commits.odt&amp;apos;</text:p>
      <text:p text:style-name="Preformatted_20_Text">&amp;apos;Check this out.odt&amp;apos; <text:s/>&amp;apos;Still on track.odt&amp;apos;</text:p>
      <text:p text:style-name="Preformatted_20_Text"><text:s/><text:span text:style-name="T2">git-basic-exercises</text:span> <text:s text:c="2"/><text:span text:style-name="T2">tech-department</text:span></text:p>
      <text:p text:style-name="Preformatted_20_Text"><text:s/>GitHub.odt <text:s text:c="10"/>&amp;apos;Your Initial Commit.odt&amp;apos;</text:p>
      <text:p text:style-name="Preformatted_20_Text"><text:s/>Merging.odt</text:p>
      <text:p text:style-name="Preformatted_20_Text">(base) <text:span text:style-name="T1">recruit@recruit-ThinkCentre-M73</text:span>:<text:span text:style-name="T2">~/workspace/Git Basic Exercises</text:span>$ cd git-basic-exercises</text:p>
      <text:p text:style-name="Preformatted_20_Text">(base) <text:span text:style-name="T1">recruit@recruit-ThinkCentre-M73</text:span>:<text:span text:style-name="T2">~/workspace/Git Basic Exercises/git-basic-exercises</text:span>$ git branch -a</text:p>
      <text:p text:style-name="Preformatted_20_Text"><text:s text:c="2"/>README.md</text:p>
      <text:p text:style-name="Preformatted_20_Text"><text:s text:c="2"/>history</text:p>
      <text:p text:style-name="Preformatted_20_Text">* <text:span text:style-name="T4">master</text:span></text:p>
      <text:p text:style-name="Preformatted_20_Text"><text:s text:c="2"/>milkshake-flavours</text:p>
      <text:p text:style-name="Preformatted_20_Text"><text:s text:c="2"/><text:span text:style-name="T3">remotes/origin/master</text:span></text:p>
      <text:p text:style-name="Preformatted_20_Text">(base) <text:span text:style-name="T1">recruit@recruit-ThinkCentre-M73</text:span>:<text:span text:style-name="T2">~/workspace/Git Basic Exercises/git-basic-exercises</text:span>$ cd ..</text:p>
      <text:p text:style-name="Preformatted_20_Text">(base) <text:span text:style-name="T1">recruit@recruit-ThinkCentre-M73</text:span>:<text:span text:style-name="T2">~/workspace/Git Basic Exercises</text:span>$ cd tech-department</text:p>
      <text:p text:style-name="Preformatted_20_Text">(base) <text:span text:style-name="T1">recruit@recruit-ThinkCentre-M73</text:span>:<text:span text:style-name="T2">~/workspace/Git Basic Exercises/tech-department</text:span>$ git remote -v</text:p>
      <text:p text:style-name="Preformatted_20_Text">origin <text:s/>https://github.com/Umuzi-org/tech-department.git (fetch)</text:p>
      <text:p text:style-name="Preformatted_20_Text">origin <text:s/>https://github.com/Umuzi-org/tech-department.git (push)</text:p>
      <text:p text:style-name="P3">(base) <text:span text:style-name="T1">recruit@recruit-ThinkCentre-M73</text:span>:<text:span text:style-name="T2">~/workspace/Git Basic Exercises/tech-department</text:span>$ </text:p>
      <text:p text:style-name="Preformatted_20_Text"><text:span text:style-name="T2"/></text:p>
      <text:p text:style-name="Preformatted_20_Text">(base) <text:span text:style-name="T1">recruit@recruit-ThinkCentre-M73</text:span>:<text:span text:style-name="T2">~/workspace/Git Basic Exercises</text:span>$ ls</text:p>
      <text:p text:style-name="Preformatted_20_Text"><text:s/>Branching.odt <text:s text:c="7"/>&amp;apos;More Commits.odt&amp;apos;</text:p>
      <text:p text:style-name="Preformatted_20_Text">&amp;apos;Check this out.odt&amp;apos; <text:s/>&amp;apos;Pulling and remotes.odt&amp;apos;</text:p>
      <text:p text:style-name="Preformatted_20_Text"><text:s/><text:span text:style-name="T2">git-basic-exercises</text:span> <text:s/>&amp;apos;Still on track.odt&amp;apos;</text:p>
      <text:p text:style-name="Preformatted_20_Text"><text:s/>GitHub.odt <text:s text:c="11"/><text:span text:style-name="T2">tech-department</text:span></text:p>
      <text:p text:style-name="Preformatted_20_Text"><text:soft-page-break/><text:s/>Merging.odt <text:s text:c="9"/>&amp;apos;Your Initial Commit.odt&amp;apos;</text:p>
      <text:p text:style-name="Preformatted_20_Text">(base) <text:span text:style-name="T1">recruit@recruit-ThinkCentre-M73</text:span>:<text:span text:style-name="T2">~/workspace/Git Basic Exercises</text:span>$ cd tech-department</text:p>
      <text:p text:style-name="Preformatted_20_Text">(base) <text:span text:style-name="T1">recruit@recruit-ThinkCentre-M73</text:span>:<text:span text:style-name="T2">~/workspace/Git Basic Exercises/tech-department</text:span>$ git branch project/git-basic-exercises</text:p>
      <text:p text:style-name="Preformatted_20_Text">(base) <text:span text:style-name="T1">recruit@recruit-ThinkCentre-M73</text:span>:<text:span text:style-name="T2">~/workspace/Git Basic Exercises/tech-department</text:span>$ git branch -a</text:p>
      <text:p text:style-name="Preformatted_20_Text">* <text:span text:style-name="T4">master</text:span></text:p>
      <text:p text:style-name="Preformatted_20_Text"><text:s text:c="2"/>project/git-basic-exercises</text:p>
      <text:p text:style-name="Preformatted_20_Text"><text:s text:c="2"/><text:span text:style-name="T3">remotes/origin/Animals2</text:span></text:p>
      <text:p text:style-name="Preformatted_20_Text"><text:s text:c="2"/><text:span text:style-name="T3">remotes/origin/Big_O</text:span></text:p>
      <text:p text:style-name="Preformatted_20_Text"><text:s text:c="2"/><text:span text:style-name="T3">remotes/origin/HEAD</text:span> -&gt; origin/master</text:p>
      <text:p text:style-name="Preformatted_20_Text"><text:s text:c="2"/><text:span text:style-name="T3">remotes/origin/LinuxChallengeUpdate</text:span></text:p>
      <text:p text:style-name="Preformatted_20_Text"><text:s text:c="2"/><text:span text:style-name="T3">remotes/origin/RuddyN-patch-1</text:span></text:p>
      <text:p text:style-name="Preformatted_20_Text"><text:s text:c="2"/><text:span text:style-name="T3">remotes/origin/SQL_updates</text:span></text:p>
      <text:p text:style-name="Preformatted_20_Text"><text:s text:c="2"/><text:span text:style-name="T3">remotes/origin/Sbuda32-patch-1</text:span></text:p>
      <text:p text:style-name="Preformatted_20_Text"><text:s text:c="2"/><text:span text:style-name="T3">remotes/origin/add-intro-reactjs</text:span></text:p>
      <text:p text:style-name="Preformatted_20_Text"><text:s text:c="2"/><text:span text:style-name="T3">remotes/origin/add-js-resources</text:span></text:p>
      <text:p text:style-name="Preformatted_20_Text"><text:s text:c="2"/><text:span text:style-name="T3">remotes/origin/add-link-to-syllabus</text:span></text:p>
      <text:p text:style-name="Preformatted_20_Text"><text:s text:c="2"/><text:span text:style-name="T3">remotes/origin/add-topic-dotenv</text:span></text:p>
      <text:p text:style-name="Preformatted_20_Text"><text:s text:c="2"/><text:span text:style-name="T3">remotes/origin/addCheatSheet</text:span></text:p>
      <text:p text:style-name="Preformatted_20_Text"><text:s text:c="2"/><text:span text:style-name="T3">remotes/origin/c17-plan</text:span></text:p>
      <text:p text:style-name="Preformatted_20_Text"><text:s text:c="2"/><text:span text:style-name="T3">remotes/origin/clean-code-java</text:span></text:p>
      <text:p text:style-name="Preformatted_20_Text"><text:s text:c="2"/><text:span text:style-name="T3">remotes/origin/clean-code-java-two</text:span></text:p>
      <text:p text:style-name="Preformatted_20_Text"><text:s text:c="2"/><text:span text:style-name="T3">remotes/origin/clean-code/python</text:span></text:p>
      <text:p text:style-name="Preformatted_20_Text"><text:s text:c="2"/><text:span text:style-name="T3">remotes/origin/clean-up-topic</text:span></text:p>
      <text:p text:style-name="Preformatted_20_Text"><text:s text:c="2"/><text:span text:style-name="T3">remotes/origin/clean-up-version-control-page</text:span></text:p>
      <text:p text:style-name="Preformatted_20_Text"><text:s text:c="2"/><text:span text:style-name="T3">remotes/origin/clean_code/python</text:span></text:p>
      <text:p text:style-name="Preformatted_20_Text"><text:s text:c="2"/><text:span text:style-name="T3">remotes/origin/coding_horrors_TDD_pitfalls</text:span></text:p>
      <text:p text:style-name="Preformatted_20_Text"><text:s text:c="2"/><text:span text:style-name="T3">remotes/origin/cohort-leader-sheet</text:span></text:p>
      <text:p text:style-name="Preformatted_20_Text"><text:s text:c="2"/><text:span text:style-name="T3">remotes/origin/content-rating</text:span></text:p>
      <text:p text:style-name="Preformatted_20_Text"><text:s text:c="2"/><text:span text:style-name="T3">remotes/origin/create/agile_and_scrum_topic</text:span></text:p>
      <text:p text:style-name="Preformatted_20_Text"><text:s text:c="2"/><text:span text:style-name="T3">remotes/origin/create/expressjs-exercise</text:span></text:p>
      <text:p text:style-name="Preformatted_20_Text"><text:s text:c="2"/><text:span text:style-name="T3">remotes/origin/create/team_onboarding</text:span></text:p>
      <text:p text:style-name="Preformatted_20_Text"><text:s text:c="2"/><text:span text:style-name="T3">remotes/origin/data-structure-project</text:span></text:p>
      <text:p text:style-name="Preformatted_20_Text"><text:s text:c="2"/><text:span text:style-name="T3">remotes/origin/data_ethics_workshop</text:span></text:p>
      <text:p text:style-name="Preformatted_20_Text"><text:s text:c="2"/><text:span text:style-name="T3">remotes/origin/data_science_namechange</text:span></text:p>
      <text:p text:style-name="Preformatted_20_Text"><text:s text:c="2"/><text:span text:style-name="T3">remotes/origin/data_validation_python</text:span></text:p>
      <text:p text:style-name="Preformatted_20_Text"><text:s text:c="2"/><text:span text:style-name="T3">remotes/origin/data_wrangling_alternative</text:span></text:p>
      <text:p text:style-name="Preformatted_20_Text"><text:s text:c="2"/><text:span text:style-name="T3">remotes/origin/data_wrangling_simplify</text:span></text:p>
      <text:p text:style-name="Preformatted_20_Text"><text:s text:c="2"/><text:span text:style-name="T3">remotes/origin/database_intro</text:span></text:p>
      <text:p text:style-name="Preformatted_20_Text"><text:s text:c="2"/><text:span text:style-name="T3">remotes/origin/dataviz</text:span></text:p>
      <text:p text:style-name="Preformatted_20_Text"><text:s text:c="2"/><text:span text:style-name="T3">remotes/origin/delete_this_branch</text:span></text:p>
      <text:p text:style-name="Preformatted_20_Text"><text:s text:c="2"/><text:span text:style-name="T3">remotes/origin/dibwe_suggestions</text:span></text:p>
      <text:p text:style-name="Preformatted_20_Text">(base) <text:span text:style-name="T1">recruit@recruit-ThinkCentre-M73</text:span>:<text:span text:style-name="T2">~/workspace/Git Basic Exercises/tech-department</text:span>$ </text:p>
      <text:p text:style-name="Preformatted_20_Text">(base) <text:span text:style-name="T1">recruit@recruit-ThinkCentre-M73</text:span>:<text:span text:style-name="T2">~/workspace/Git Basic Exercises/tech-department</text:span>$ git remote -v</text:p>
      <text:p text:style-name="Preformatted_20_Text">origin <text:s/>https://github.com/Umuzi-org/tech-department.git (fetch)</text:p>
      <text:p text:style-name="Preformatted_20_Text">origin <text:s/>https://github.com/Umuzi-org/tech-department.git (push)</text:p>
      <text:p text:style-name="Preformatted_20_Text">(base) <text:span text:style-name="T1">recruit@recruit-ThinkCentre-M73</text:span>:<text:span text:style-name="T2">~/workspace/Git Basic Exercises/tech-department</text:span>$ git checkout project/git-basic-exercises</text:p>
      <text:p text:style-name="Preformatted_20_Text">Switched to branch &amp;apos;project/git-basic-exercises&amp;apos;</text:p>
      <text:p text:style-name="Preformatted_20_Text">(base) <text:span text:style-name="T1">recruit@recruit-ThinkCentre-M73</text:span>:<text:span text:style-name="T2">~/workspace/Git Basic Exercises/tech-department</text:span>$ git remote -v</text:p>
      <text:p text:style-name="Preformatted_20_Text">origin <text:s/>https://github.com/Umuzi-org/tech-department.git (fetch)</text:p>
      <text:p text:style-name="Preformatted_20_Text">origin <text:s/>https://github.com/Umuzi-org/tech-department.git (push)</text:p>
      <text:p text:style-name="P3">(base) <text:span text:style-name="T1">recruit@recruit-ThinkCentre-M73</text:span>:<text:span text:style-name="T2">~/workspace/Git Basic Exercises/tech-department</text:span>$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3:17:39.587237809</dc:date>
    <meta:editing-duration>PT2H45M5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7" meta:paragraph-count="276" meta:word-count="1869" meta:character-count="21613" meta:non-whitespace-character-count="19301"/>
  </office:meta>
</office:document-meta>
</file>